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DRIGUEZ GONZALES, CARLOS ALFRE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858866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0021294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DRIGUEZ GONZALES, CARLOS ALFRED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858866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00 212 94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858866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40</text:p>
            <text:p text:style-name="P6"/>
          </table:table-cell>
        </table:table-row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87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630</text:p>
            <text:p text:style-name="P6"/>
          </table:table-cell>
        </table:table-row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87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31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1/08/2021</text:p>
          </table:table-cell>
          <table:table-cell table:style-name="Tabla2.A3" office:value-type="string">
            <text:p text:style-name="P22">435913</text:p>
          </table:table-cell>
          <table:table-cell table:style-name="Tabla2.D3" office:value-type="string">
            <text:p text:style-name="P23">389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1/08/2021</text:p>
          </table:table-cell>
          <table:table-cell table:style-name="Tabla2.A4" office:value-type="string">
            <text:p text:style-name="P22">433466</text:p>
          </table:table-cell>
          <table:table-cell table:style-name="Tabla2.D4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0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0:08:5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